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EB Garamond 081" svg:font-family="'EB Garamond 08'"/>
    <style:font-face style:name="EB Garamond 08" svg:font-family="'EB Garamond 08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81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3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80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834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26cm" fo:min-width="0.126cm"/>
    </style:style>
    <style:style style:name="gr12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864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8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  <style:text-properties fo:font-weight="bold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7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style:text-position="-33% 58%" fo:font-size="15pt" style:font-size-asian="15pt" style:font-size-complex="1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position="-33% 58%" fo:font-weight="normal" style:font-weight-asian="normal" style:font-weight-complex="normal"/>
    </style:style>
    <style:style style:name="T7" style:family="text">
      <style:text-properties style:text-position="0% 100%" fo:font-size="15pt" style:font-size-asian="15pt" style:font-size-complex="15pt"/>
    </style:style>
    <style:style style:name="T8" style:family="text">
      <style:text-properties style:text-position="-33% 58%" style:font-name="EB Garamond 081" fo:font-size="15pt" style:font-name-asian="EB Garamond 081" style:font-size-asian="15pt" style:font-name-complex="EB Garamond 081" style:font-size-complex="15pt"/>
    </style:style>
    <style:style style:name="T9" style:family="text">
      <style:text-properties style:text-position="-33% 58%" style:font-name="Liberation Sans2" fo:font-size="15pt" style:font-name-asian="EB Garamond 081" style:font-size-asian="15pt" style:font-name-complex="EB Garamond 081" style:font-size-complex="15pt"/>
    </style:style>
    <style:style style:name="T10" style:family="text">
      <style:text-properties style:text-position="-33% 58%" fo:font-size="14pt" style:font-size-asian="14pt" style:font-size-complex="14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EB Garamond 081" fo:font-size="15pt" fo:font-style="normal" fo:text-shadow="none" style:text-underline-style="none" fo:font-weight="normal" style:letter-kerning="true" style:font-name-asian="EB Garamond 081" style:font-size-asian="15pt" style:font-style-asian="normal" style:font-weight-asian="normal" style:font-name-complex="EB Garamond 081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25.5cm" svg:y1="16.5cm" svg:x2="25.5cm" svg:y2="15.5cm">
          <text:p/>
        </draw:line>
        <draw:line draw:style-name="gr1" draw:text-style-name="P1" draw:layer="layout" svg:x1="25.5cm" svg:y1="13cm" svg:x2="25.5cm" svg:y2="12.25cm">
          <text:p/>
        </draw:line>
        <draw:line draw:style-name="gr1" draw:text-style-name="P1" draw:layer="layout" svg:x1="22.75cm" svg:y1="16.5cm" svg:x2="22.75cm" svg:y2="14.75cm">
          <text:p/>
        </draw:line>
        <draw:line draw:style-name="gr1" draw:text-style-name="P2" draw:layer="layout" svg:x1="16.9cm" svg:y1="10.95cm" svg:x2="16.9cm" svg:y2="12.2cm">
          <text:p/>
        </draw:line>
        <draw:line draw:style-name="gr1" draw:text-style-name="P2" draw:layer="layout" svg:x1="13.15cm" svg:y1="10.95cm" svg:x2="13.15cm" svg:y2="12.2cm">
          <text:p/>
        </draw:line>
        <draw:custom-shape draw:style-name="gr2" draw:text-style-name="P3" draw:layer="layout" svg:width="1.842cm" svg:height="1.843cm" svg:x="2.15cm" svg:y="11.144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15cm" svg:y1="11.144cm" svg:x2="3.15cm" svg:y2="7.644cm">
          <text:p/>
        </draw:line>
        <draw:line draw:style-name="gr1" draw:text-style-name="P1" draw:layer="layout" svg:x1="3.15cm" svg:y1="16.45cm" svg:x2="3.15cm" svg:y2="12.894cm">
          <text:p/>
        </draw:line>
        <draw:g>
          <draw:line draw:style-name="gr3" draw:text-style-name="P1" draw:layer="layout" svg:x1="4.4cm" svg:y1="7.648cm" svg:x2="4.548cm" svg:y2="7.217cm">
            <text:p/>
          </draw:line>
          <draw:line draw:style-name="gr3" draw:text-style-name="P1" draw:layer="layout" svg:x1="4.855cm" svg:y1="8.095cm" svg:x2="4.545cm" svg:y2="7.218cm">
            <text:p/>
          </draw:line>
          <draw:line draw:style-name="gr3" draw:text-style-name="P1" draw:layer="layout" svg:x1="5.463cm" svg:y1="8.144cm" svg:x2="5.773cm" svg:y2="7.267cm">
            <text:p/>
          </draw:line>
          <draw:line draw:style-name="gr3" draw:text-style-name="P1" draw:layer="layout" svg:x1="4.84cm" svg:y1="8.116cm" svg:x2="5.15cm" svg:y2="7.239cm">
            <text:p/>
          </draw:line>
          <draw:line draw:style-name="gr3" draw:text-style-name="P1" draw:layer="layout" svg:x1="5.476cm" svg:y1="8.139cm" svg:x2="5.166cm" svg:y2="7.262cm">
            <text:p/>
          </draw:line>
          <draw:line draw:style-name="gr3" draw:text-style-name="P1" draw:layer="layout" svg:x1="6.091cm" svg:y1="8.14cm" svg:x2="5.781cm" svg:y2="7.263cm">
            <text:p/>
          </draw:line>
          <draw:line draw:style-name="gr3" draw:text-style-name="P1" draw:layer="layout" svg:x1="6.085cm" svg:y1="8.096cm" svg:x2="6.233cm" svg:y2="7.665cm">
            <text:p/>
          </draw:line>
        </draw:g>
        <draw:line draw:style-name="gr1" draw:text-style-name="P1" draw:layer="layout" svg:x1="3.15cm" svg:y1="7.644cm" svg:x2="4.4cm" svg:y2="7.644cm">
          <text:p/>
        </draw:line>
        <draw:line draw:style-name="gr1" draw:text-style-name="P1" draw:layer="layout" svg:x1="6.15cm" svg:y1="7.644cm" svg:x2="7.9cm" svg:y2="7.644cm">
          <text:p/>
        </draw:line>
        <draw:g>
          <draw:line draw:style-name="gr3" draw:text-style-name="P1" draw:layer="layout" svg:x1="8.595cm" svg:y1="8.144cm" svg:x2="8.595cm" svg:y2="7.2cm">
            <text:p/>
          </draw:line>
          <draw:line draw:style-name="gr3" draw:text-style-name="P1" draw:layer="layout" svg:x1="8.595cm" svg:y1="8.144cm" svg:x2="8.595cm" svg:y2="7.2cm">
            <text:p/>
          </draw:line>
          <draw:line draw:style-name="gr3" draw:text-style-name="P1" draw:layer="layout" svg:x1="9.115cm" svg:y1="8.144cm" svg:x2="9.115cm" svg:y2="7.2cm">
            <text:p/>
          </draw:line>
          <draw:line draw:style-name="gr3" draw:text-style-name="P1" draw:layer="layout" svg:x1="9.818cm" svg:y1="7.679cm" svg:x2="9.112cm" svg:y2="7.672cm">
            <text:p/>
          </draw:line>
          <draw:line draw:style-name="gr3" draw:text-style-name="P1" draw:layer="layout" svg:x1="8.606cm" svg:y1="7.679cm" svg:x2="7.9cm" svg:y2="7.672cm">
            <text:p/>
          </draw:line>
        </draw:g>
        <draw:line draw:style-name="gr1" draw:text-style-name="P1" draw:layer="layout" svg:x1="9.65cm" svg:y1="7.7cm" svg:x2="11.4cm" svg:y2="7.7cm">
          <text:p/>
        </draw:line>
        <draw:line draw:style-name="gr1" draw:text-style-name="P1" draw:layer="layout" svg:x1="11.4cm" svg:y1="11.2cm" svg:x2="11.4cm" svg:y2="7.7cm">
          <text:p/>
        </draw:line>
        <draw:line draw:style-name="gr1" draw:text-style-name="P1" draw:layer="layout" svg:x1="11.4cm" svg:y1="16.45cm" svg:x2="11.4cm" svg:y2="12.7cm">
          <text:p/>
        </draw:line>
        <draw:g>
          <draw:line draw:style-name="gr3" draw:text-style-name="P1" draw:layer="layout" svg:x1="11.471cm" svg:y1="12.778cm" svg:x2="11.046cm" svg:y2="12.653cm">
            <text:p/>
          </draw:line>
          <draw:line draw:style-name="gr3" draw:text-style-name="P1" draw:layer="layout" svg:x1="11.879cm" svg:y1="12.384cm" svg:x2="11.047cm" svg:y2="12.656cm">
            <text:p/>
          </draw:line>
          <draw:line draw:style-name="gr3" draw:text-style-name="P1" draw:layer="layout" svg:x1="11.897cm" svg:y1="11.86cm" svg:x2="11.033cm" svg:y2="11.598cm">
            <text:p/>
          </draw:line>
          <draw:line draw:style-name="gr3" draw:text-style-name="P1" draw:layer="layout" svg:x1="11.9cm" svg:y1="12.397cm" svg:x2="11.036cm" svg:y2="12.135cm">
            <text:p/>
          </draw:line>
          <draw:line draw:style-name="gr3" draw:text-style-name="P1" draw:layer="layout" svg:x1="11.89cm" svg:y1="11.849cm" svg:x2="11.058cm" svg:y2="12.121cm">
            <text:p/>
          </draw:line>
          <draw:line draw:style-name="gr3" draw:text-style-name="P1" draw:layer="layout" svg:x1="11.86cm" svg:y1="11.32cm" svg:x2="11.028cm" svg:y2="11.592cm">
            <text:p/>
          </draw:line>
          <draw:line draw:style-name="gr3" draw:text-style-name="P1" draw:layer="layout" svg:x1="11.82cm" svg:y1="11.325cm" svg:x2="11.395cm" svg:y2="11.2cm">
            <text:p/>
          </draw:line>
        </draw:g>
        <draw:line draw:style-name="gr1" draw:text-style-name="P1" draw:layer="layout" svg:x1="3.15cm" svg:y1="16.45cm" svg:x2="28.5cm" svg:y2="16.5cm">
          <text:p/>
        </draw:line>
        <draw:line draw:style-name="gr1" draw:text-style-name="P1" draw:layer="layout" svg:x1="24.65cm" svg:y1="12.2cm" svg:x2="24.65cm" svg:y2="9.95cm">
          <text:p/>
        </draw:line>
        <draw:g>
          <draw:line draw:style-name="gr3" draw:text-style-name="P1" draw:layer="layout" svg:x1="19.721cm" svg:y1="12.7cm" svg:x2="19.296cm" svg:y2="12.575cm">
            <text:p/>
          </draw:line>
          <draw:line draw:style-name="gr3" draw:text-style-name="P1" draw:layer="layout" svg:x1="20.129cm" svg:y1="12.306cm" svg:x2="19.297cm" svg:y2="12.578cm">
            <text:p/>
          </draw:line>
          <draw:line draw:style-name="gr3" draw:text-style-name="P1" draw:layer="layout" svg:x1="20.147cm" svg:y1="11.782cm" svg:x2="19.283cm" svg:y2="11.52cm">
            <text:p/>
          </draw:line>
          <draw:line draw:style-name="gr3" draw:text-style-name="P1" draw:layer="layout" svg:x1="20.15cm" svg:y1="12.319cm" svg:x2="19.286cm" svg:y2="12.057cm">
            <text:p/>
          </draw:line>
          <draw:line draw:style-name="gr3" draw:text-style-name="P1" draw:layer="layout" svg:x1="20.14cm" svg:y1="11.771cm" svg:x2="19.308cm" svg:y2="12.043cm">
            <text:p/>
          </draw:line>
          <draw:line draw:style-name="gr3" draw:text-style-name="P1" draw:layer="layout" svg:x1="20.11cm" svg:y1="11.242cm" svg:x2="19.278cm" svg:y2="11.514cm">
            <text:p/>
          </draw:line>
          <draw:line draw:style-name="gr3" draw:text-style-name="P1" draw:layer="layout" svg:x1="20.07cm" svg:y1="11.247cm" svg:x2="19.645cm" svg:y2="11.122cm">
            <text:p/>
          </draw:line>
        </draw:g>
        <draw:line draw:style-name="gr1" draw:text-style-name="P4" draw:layer="layout" svg:x1="22.75cm" svg:y1="13.25cm" svg:x2="22.75cm" svg:y2="12.25cm">
          <text:p/>
        </draw:line>
        <draw:line draw:style-name="gr1" draw:text-style-name="P1" draw:layer="layout" svg:x1="24.65cm" svg:y1="7.7cm" svg:x2="28.5cm" svg:y2="7.75cm">
          <text:p/>
        </draw:line>
        <draw:line draw:style-name="gr1" draw:text-style-name="P1" draw:layer="layout" svg:x1="26.4cm" svg:y1="7.7cm" svg:x2="26.4cm" svg:y2="9.45cm">
          <text:p/>
        </draw:line>
        <draw:g>
          <draw:line draw:style-name="gr3" draw:text-style-name="P1" draw:layer="layout" svg:x1="26.471cm" svg:y1="11.028cm" svg:x2="26.046cm" svg:y2="10.903cm">
            <text:p/>
          </draw:line>
          <draw:line draw:style-name="gr3" draw:text-style-name="P1" draw:layer="layout" svg:x1="26.879cm" svg:y1="10.634cm" svg:x2="26.047cm" svg:y2="10.906cm">
            <text:p/>
          </draw:line>
          <draw:line draw:style-name="gr3" draw:text-style-name="P1" draw:layer="layout" svg:x1="26.897cm" svg:y1="10.11cm" svg:x2="26.033cm" svg:y2="9.848cm">
            <text:p/>
          </draw:line>
          <draw:line draw:style-name="gr3" draw:text-style-name="P1" draw:layer="layout" svg:x1="26.9cm" svg:y1="10.647cm" svg:x2="26.036cm" svg:y2="10.385cm">
            <text:p/>
          </draw:line>
          <draw:line draw:style-name="gr3" draw:text-style-name="P1" draw:layer="layout" svg:x1="26.89cm" svg:y1="10.099cm" svg:x2="26.058cm" svg:y2="10.371cm">
            <text:p/>
          </draw:line>
          <draw:line draw:style-name="gr3" draw:text-style-name="P1" draw:layer="layout" svg:x1="26.86cm" svg:y1="9.57cm" svg:x2="26.028cm" svg:y2="9.842cm">
            <text:p/>
          </draw:line>
          <draw:line draw:style-name="gr3" draw:text-style-name="P1" draw:layer="layout" svg:x1="26.82cm" svg:y1="9.575cm" svg:x2="26.395cm" svg:y2="9.45cm">
            <text:p/>
          </draw:line>
        </draw:g>
        <draw:line draw:style-name="gr1" draw:text-style-name="P1" draw:layer="layout" svg:x1="26.4cm" svg:y1="10.95cm" svg:x2="26.4cm" svg:y2="12.2cm">
          <text:p/>
        </draw:line>
        <draw:line draw:style-name="gr1" draw:text-style-name="P1" draw:layer="layout" svg:x1="19.65cm" svg:y1="11.2cm" svg:x2="19.65cm" svg:y2="7.7cm">
          <text:p/>
        </draw:line>
        <draw:g>
          <draw:line draw:style-name="gr3" draw:text-style-name="P1" draw:layer="layout" svg:x1="13.221cm" svg:y1="11.028cm" svg:x2="12.796cm" svg:y2="10.903cm">
            <text:p/>
          </draw:line>
          <draw:line draw:style-name="gr3" draw:text-style-name="P1" draw:layer="layout" svg:x1="13.629cm" svg:y1="10.634cm" svg:x2="12.797cm" svg:y2="10.906cm">
            <text:p/>
          </draw:line>
          <draw:line draw:style-name="gr3" draw:text-style-name="P1" draw:layer="layout" svg:x1="13.647cm" svg:y1="10.11cm" svg:x2="12.783cm" svg:y2="9.848cm">
            <text:p/>
          </draw:line>
          <draw:line draw:style-name="gr3" draw:text-style-name="P1" draw:layer="layout" svg:x1="13.65cm" svg:y1="10.647cm" svg:x2="12.786cm" svg:y2="10.385cm">
            <text:p/>
          </draw:line>
          <draw:line draw:style-name="gr3" draw:text-style-name="P1" draw:layer="layout" svg:x1="13.64cm" svg:y1="10.099cm" svg:x2="12.808cm" svg:y2="10.371cm">
            <text:p/>
          </draw:line>
          <draw:line draw:style-name="gr3" draw:text-style-name="P1" draw:layer="layout" svg:x1="13.61cm" svg:y1="9.57cm" svg:x2="12.778cm" svg:y2="9.842cm">
            <text:p/>
          </draw:line>
          <draw:line draw:style-name="gr3" draw:text-style-name="P1" draw:layer="layout" svg:x1="13.57cm" svg:y1="9.575cm" svg:x2="13.145cm" svg:y2="9.45cm">
            <text:p/>
          </draw:line>
        </draw:g>
        <draw:line draw:style-name="gr1" draw:text-style-name="P1" draw:layer="layout" svg:x1="15.4cm" svg:y1="12.2cm" svg:x2="15.4cm" svg:y2="10.95cm">
          <text:p/>
        </draw:line>
        <draw:line draw:style-name="gr1" draw:text-style-name="P1" draw:layer="layout" svg:x1="13.15cm" svg:y1="12.2cm" svg:x2="16.9cm" svg:y2="12.2cm">
          <text:p/>
        </draw:line>
        <draw:line draw:style-name="gr1" draw:text-style-name="P1" draw:layer="layout" svg:x1="15.4cm" svg:y1="10.2cm" svg:x2="15.4cm" svg:y2="7.7cm">
          <text:p/>
        </draw:line>
        <draw:g>
          <draw:line draw:style-name="gr3" draw:text-style-name="P1" draw:layer="layout" svg:x1="25cm" svg:y1="13.204cm" svg:x2="26cm" svg:y2="13.204cm">
            <text:p/>
          </draw:line>
          <draw:line draw:style-name="gr3" draw:text-style-name="P1" draw:layer="layout" svg:x1="25cm" svg:y1="13.204cm" svg:x2="26cm" svg:y2="13.204cm">
            <text:p/>
          </draw:line>
          <draw:line draw:style-name="gr3" draw:text-style-name="P1" draw:layer="layout" svg:x1="25cm" svg:y1="13.542cm" svg:x2="26cm" svg:y2="13.542cm">
            <text:p/>
          </draw:line>
          <draw:line draw:style-name="gr3" draw:text-style-name="P1" draw:layer="layout" svg:x1="25.493cm" svg:y1="14cm" svg:x2="25.501cm" svg:y2="13.54cm">
            <text:p/>
          </draw:line>
          <draw:line draw:style-name="gr3" draw:text-style-name="P1" draw:layer="layout" svg:x1="25.493cm" svg:y1="13.21cm" svg:x2="25.501cm" svg:y2="12.75cm">
            <text:p/>
          </draw:line>
        </draw:g>
        <draw:line draw:style-name="gr1" draw:text-style-name="P1" draw:layer="layout" svg:x1="19.65cm" svg:y1="16.45cm" svg:x2="19.65cm" svg:y2="12.7cm">
          <text:p/>
        </draw:line>
        <draw:line draw:style-name="gr1" draw:text-style-name="P1" draw:layer="layout" svg:x1="28.5cm" svg:y1="7.75cm" svg:x2="28.5cm" svg:y2="16.5cm">
          <text:p/>
        </draw:line>
        <draw:g>
          <draw:line draw:style-name="gr3" draw:text-style-name="P1" draw:layer="layout" svg:x1="6.141cm" svg:y1="16.905cm" svg:x2="4.15cm" svg:y2="16.914cm">
            <text:p/>
          </draw:line>
          <draw:line draw:style-name="gr3" draw:text-style-name="P1" draw:layer="layout" svg:x1="6.142cm" svg:y1="16.9cm" svg:x2="4.151cm" svg:y2="16.909cm">
            <text:p/>
          </draw:line>
          <draw:line draw:style-name="gr3" draw:text-style-name="P1" draw:layer="layout" svg:x1="4.694cm" svg:y1="17.105cm" svg:x2="5.683cm" svg:y2="17.105cm">
            <text:p/>
          </draw:line>
          <draw:line draw:style-name="gr3" draw:text-style-name="P1" draw:layer="layout" svg:x1="4.961cm" svg:y1="17.277cm" svg:x2="5.437cm" svg:y2="17.277cm">
            <text:p/>
          </draw:line>
          <draw:line draw:style-name="gr3" draw:text-style-name="P1" draw:layer="layout" svg:x1="5.172cm" svg:y1="16.893cm" svg:x2="5.18cm" svg:y2="16.45cm">
            <text:p/>
          </draw:line>
        </draw:g>
        <draw:line draw:style-name="gr1" draw:text-style-name="P1" draw:layer="layout" svg:x1="11.4cm" svg:y1="7.7cm" svg:x2="13.15cm" svg:y2="7.7cm">
          <text:p/>
        </draw:line>
        <draw:line draw:style-name="gr1" draw:text-style-name="P1" draw:layer="layout" svg:x1="15.4cm" svg:y1="7.7cm" svg:x2="22.15cm" svg:y2="7.7cm">
          <text:p/>
        </draw:line>
        <draw:g>
          <draw:line draw:style-name="gr3" draw:text-style-name="P1" draw:layer="layout" svg:x1="16.971cm" svg:y1="11.028cm" svg:x2="16.546cm" svg:y2="10.903cm">
            <text:p/>
          </draw:line>
          <draw:line draw:style-name="gr3" draw:text-style-name="P1" draw:layer="layout" svg:x1="17.379cm" svg:y1="10.634cm" svg:x2="16.547cm" svg:y2="10.906cm">
            <text:p/>
          </draw:line>
          <draw:line draw:style-name="gr3" draw:text-style-name="P1" draw:layer="layout" svg:x1="17.397cm" svg:y1="10.11cm" svg:x2="16.533cm" svg:y2="9.848cm">
            <text:p/>
          </draw:line>
          <draw:line draw:style-name="gr3" draw:text-style-name="P1" draw:layer="layout" svg:x1="17.4cm" svg:y1="10.647cm" svg:x2="16.536cm" svg:y2="10.385cm">
            <text:p/>
          </draw:line>
          <draw:line draw:style-name="gr3" draw:text-style-name="P1" draw:layer="layout" svg:x1="17.39cm" svg:y1="10.099cm" svg:x2="16.558cm" svg:y2="10.371cm">
            <text:p/>
          </draw:line>
          <draw:line draw:style-name="gr3" draw:text-style-name="P1" draw:layer="layout" svg:x1="17.36cm" svg:y1="9.57cm" svg:x2="16.528cm" svg:y2="9.842cm">
            <text:p/>
          </draw:line>
          <draw:line draw:style-name="gr3" draw:text-style-name="P1" draw:layer="layout" svg:x1="17.32cm" svg:y1="9.575cm" svg:x2="16.895cm" svg:y2="9.45cm">
            <text:p/>
          </draw:line>
        </draw:g>
        <draw:line draw:style-name="gr1" draw:text-style-name="P1" draw:layer="layout" svg:x1="13.15cm" svg:y1="9.45cm" svg:x2="13.15cm" svg:y2="7.7cm">
          <text:p/>
        </draw:line>
        <draw:line draw:style-name="gr1" draw:text-style-name="P1" draw:layer="layout" svg:x1="22.15cm" svg:y1="7.7cm" svg:x2="22.15cm" svg:y2="9.45cm">
          <text:p/>
        </draw:line>
        <draw:line draw:style-name="gr1" draw:text-style-name="P1" draw:layer="layout" svg:x1="22.15cm" svg:y1="12.2cm" svg:x2="26.4cm" svg:y2="12.2cm">
          <text:p/>
        </draw:line>
        <draw:line draw:style-name="gr1" draw:text-style-name="P1" draw:layer="layout" svg:x1="24.65cm" svg:y1="7.7cm" svg:x2="24.65cm" svg:y2="10.2cm">
          <text:p/>
        </draw:line>
        <draw:line draw:style-name="gr1" draw:text-style-name="P1" draw:layer="layout" svg:x1="22.15cm" svg:y1="10.95cm" svg:x2="22.15cm" svg:y2="12.2cm">
          <text:p/>
        </draw:line>
        <draw:frame draw:style-name="gr4" draw:text-style-name="P5" draw:layer="layout" svg:width="1.75cm" svg:height="1.064cm" svg:x="0.9cm" svg:y="11.386cm">
          <draw:text-box>
            <text:p>V<text:span text:style-name="T1">in</text:span></text:p>
          </draw:text-box>
        </draw:frame>
        <draw:frame draw:style-name="gr4" draw:text-style-name="P5" draw:layer="layout" svg:width="1.75cm" svg:height="1.064cm" svg:x="4.65cm" svg:y="6.2cm">
          <draw:text-box>
            <text:p>R<text:span text:style-name="T1">in</text:span></text:p>
          </draw:text-box>
        </draw:frame>
        <draw:frame draw:style-name="gr4" draw:text-style-name="P5" draw:layer="layout" svg:width="1.75cm" svg:height="1.064cm" svg:x="8.25cm" svg:y="6cm">
          <draw:text-box>
            <text:p><text:span text:style-name="T2">C</text:span><text:span text:style-name="T1">i</text:span></text:p>
          </draw:text-box>
        </draw:frame>
        <draw:frame draw:style-name="gr5" draw:text-style-name="P5" draw:layer="layout" svg:width="2.75cm" svg:height="1.114cm" svg:x="8.9cm" svg:y="11.336cm">
          <draw:text-box>
            <text:p>R<text:span text:style-name="T3">1</text:span><text:span text:style-name="T4">||R</text:span><text:span text:style-name="T3">2</text:span></text:p>
          </draw:text-box>
        </draw:frame>
        <draw:frame draw:style-name="gr5" draw:text-style-name="P6" draw:layer="layout" svg:width="1.75cm" svg:height="1.114cm" svg:x="18.25cm" svg:y="11.25cm">
          <draw:text-box>
            <text:p><text:span text:style-name="T5">R</text:span><text:span text:style-name="T6">c</text:span></text:p>
          </draw:text-box>
        </draw:frame>
        <draw:frame draw:style-name="gr6" draw:text-style-name="P5" draw:layer="layout" svg:width="1.75cm" svg:height="0.986cm" svg:x="11.9cm" svg:y="9.7cm">
          <draw:text-box>
            <text:p><text:span text:style-name="T7">r</text:span><text:span text:style-name="T8">π</text:span><text:span text:style-name="T9">1</text:span></text:p>
          </draw:text-box>
        </draw:frame>
        <draw:frame draw:style-name="gr7" draw:text-style-name="P5" draw:layer="layout" svg:width="1.75cm" svg:height="1cm" svg:x="17.4cm" svg:y="9.7cm">
          <draw:text-box>
            <text:p><text:span text:style-name="T7">r</text:span><text:span text:style-name="T1">o1</text:span></text:p>
          </draw:text-box>
        </draw:frame>
        <draw:frame draw:style-name="gr4" draw:text-style-name="P5" draw:layer="layout" svg:width="1.75cm" svg:height="1.064cm" svg:x="21cm" svg:y="13.25cm">
          <draw:text-box>
            <text:p>R<text:span text:style-name="T1">out</text:span></text:p>
          </draw:text-box>
        </draw:frame>
        <draw:frame draw:style-name="gr4" draw:text-style-name="P5" draw:layer="layout" svg:width="1.75cm" svg:height="1.064cm" svg:x="26cm" svg:y="12.75cm">
          <draw:text-box>
            <text:p><text:span text:style-name="T2">C</text:span><text:span text:style-name="T1">0</text:span></text:p>
          </draw:text-box>
        </draw:frame>
        <draw:frame draw:style-name="gr8" draw:text-style-name="P5" draw:layer="layout" svg:width="1.75cm" svg:height="1.051cm" svg:x="26.75cm" svg:y="9.75cm">
          <draw:text-box>
            <text:p>r<text:span text:style-name="T10">o2</text:span></text:p>
          </draw:text-box>
        </draw:frame>
        <draw:frame draw:style-name="gr9" draw:text-style-name="P7" draw:layer="layout" svg:width="1cm" svg:height="0.763cm" svg:x="13.65cm" svg:y="9.187cm">
          <draw:text-box>
            <text:p><text:span text:style-name="T11">+</text:span></text:p>
          </draw:text-box>
        </draw:frame>
        <draw:frame draw:style-name="gr9" draw:text-style-name="P7" draw:layer="layout" svg:width="0.75cm" svg:height="0.763cm" svg:x="13.65cm" svg:y="10.687cm">
          <draw:text-box>
            <text:p><text:span text:style-name="T11">-</text:span></text:p>
          </draw:text-box>
        </draw:frame>
        <draw:frame draw:style-name="gr10" draw:text-style-name="P5" draw:layer="layout" svg:width="1.75cm" svg:height="1.084cm" svg:x="13.65cm" svg:y="9.7cm">
          <draw:text-box>
            <text:p text:style-name="P8"><text:span text:style-name="T12">v</text:span><text:span text:style-name="T8">π</text:span><text:span text:style-name="T9">1</text:span></text:p>
          </draw:text-box>
        </draw:frame>
        <draw:g>
          <draw:custom-shape draw:style-name="gr11" draw:text-style-name="P9" draw:layer="layout" svg:width="1.25cm" svg:height="1.75cm" svg:x="14.78cm" svg:y="9.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" draw:text-style-name="P1" draw:layer="layout" svg:x1="15.404cm" svg:y1="9.908cm" svg:x2="15.404cm" svg:y2="10.768cm">
            <text:p/>
          </draw:line>
        </draw:g>
        <draw:line draw:style-name="gr1" draw:text-style-name="P1" draw:layer="layout" svg:x1="16.9cm" svg:y1="9.45cm" svg:x2="16.9cm" svg:y2="7.7cm">
          <text:p/>
        </draw:line>
        <draw:frame draw:style-name="gr13" draw:text-style-name="P10" draw:layer="layout" svg:width="2.5cm" svg:height="1.114cm" svg:x="13.25cm" svg:y="8.136cm">
          <draw:text-box>
            <text:p text:style-name="P8"><text:span text:style-name="T12">g</text:span><text:span text:style-name="T13">m1</text:span><text:span text:style-name="T14">*v</text:span><text:span text:style-name="T8">π</text:span><text:span text:style-name="T9">1</text:span></text:p>
          </draw:text-box>
        </draw:frame>
        <draw:g>
          <draw:line draw:style-name="gr3" draw:text-style-name="P1" draw:layer="layout" svg:x1="22.221cm" svg:y1="11.028cm" svg:x2="21.796cm" svg:y2="10.903cm">
            <text:p/>
          </draw:line>
          <draw:line draw:style-name="gr3" draw:text-style-name="P1" draw:layer="layout" svg:x1="22.629cm" svg:y1="10.634cm" svg:x2="21.797cm" svg:y2="10.906cm">
            <text:p/>
          </draw:line>
          <draw:line draw:style-name="gr3" draw:text-style-name="P1" draw:layer="layout" svg:x1="22.647cm" svg:y1="10.11cm" svg:x2="21.783cm" svg:y2="9.848cm">
            <text:p/>
          </draw:line>
          <draw:line draw:style-name="gr3" draw:text-style-name="P1" draw:layer="layout" svg:x1="22.65cm" svg:y1="10.647cm" svg:x2="21.786cm" svg:y2="10.385cm">
            <text:p/>
          </draw:line>
          <draw:line draw:style-name="gr3" draw:text-style-name="P1" draw:layer="layout" svg:x1="22.64cm" svg:y1="10.099cm" svg:x2="21.808cm" svg:y2="10.371cm">
            <text:p/>
          </draw:line>
          <draw:line draw:style-name="gr3" draw:text-style-name="P1" draw:layer="layout" svg:x1="22.61cm" svg:y1="9.57cm" svg:x2="21.778cm" svg:y2="9.842cm">
            <text:p/>
          </draw:line>
          <draw:line draw:style-name="gr3" draw:text-style-name="P1" draw:layer="layout" svg:x1="22.57cm" svg:y1="9.575cm" svg:x2="22.145cm" svg:y2="9.45cm">
            <text:p/>
          </draw:line>
        </draw:g>
        <draw:g>
          <draw:custom-shape draw:style-name="gr11" draw:text-style-name="P9" draw:layer="layout" svg:width="1.25cm" svg:height="1.75cm" svg:x="24.01cm" svg:y="9.4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" draw:text-style-name="P1" draw:layer="layout" svg:x1="24.634cm" svg:y1="9.958cm" svg:x2="24.634cm" svg:y2="10.818cm">
            <text:p/>
          </draw:line>
        </draw:g>
        <draw:frame draw:style-name="gr14" draw:text-style-name="P10" draw:layer="layout" svg:width="2.5cm" svg:height="1.114cm" svg:x="22.5cm" svg:y="8.136cm">
          <draw:text-box>
            <text:p text:style-name="P8"><text:span text:style-name="T12">g</text:span><text:span text:style-name="T13">m2</text:span><text:span text:style-name="T14">*v</text:span><text:span text:style-name="T8">π</text:span><text:span text:style-name="T9">2</text:span></text:p>
          </draw:text-box>
        </draw:frame>
        <draw:frame draw:style-name="gr6" draw:text-style-name="P5" draw:layer="layout" svg:width="1.75cm" svg:height="0.986cm" svg:x="21cm" svg:y="9.5cm">
          <draw:text-box>
            <text:p><text:span text:style-name="T7">r</text:span><text:span text:style-name="T8">π</text:span><text:span text:style-name="T9">2</text:span></text:p>
          </draw:text-box>
        </draw:frame>
        <draw:frame draw:style-name="gr10" draw:text-style-name="P5" draw:layer="layout" svg:width="1.75cm" svg:height="1.084cm" svg:x="22.5cm" svg:y="9.666cm">
          <draw:text-box>
            <text:p text:style-name="P8"><text:span text:style-name="T12">v</text:span><text:span text:style-name="T8">π</text:span><text:span text:style-name="T9">2</text:span></text:p>
          </draw:text-box>
        </draw:frame>
        <draw:frame draw:style-name="gr9" draw:text-style-name="P7" draw:layer="layout" svg:width="0.75cm" svg:height="0.763cm" svg:x="22.5cm" svg:y="10.737cm">
          <draw:text-box>
            <text:p><text:span text:style-name="T11">-</text:span></text:p>
          </draw:text-box>
        </draw:frame>
        <draw:frame draw:style-name="gr9" draw:text-style-name="P7" draw:layer="layout" svg:width="1cm" svg:height="0.763cm" svg:x="22.5cm" svg:y="8.987cm">
          <draw:text-box>
            <text:p><text:span text:style-name="T11">+</text:span></text:p>
          </draw:text-box>
        </draw:frame>
        <draw:g>
          <draw:line draw:style-name="gr3" draw:text-style-name="P4" draw:layer="layout" svg:x1="22.821cm" svg:y1="14.828cm" svg:x2="22.396cm" svg:y2="14.703cm">
            <text:p/>
          </draw:line>
          <draw:line draw:style-name="gr3" draw:text-style-name="P4" draw:layer="layout" svg:x1="23.229cm" svg:y1="14.434cm" svg:x2="22.397cm" svg:y2="14.706cm">
            <text:p/>
          </draw:line>
          <draw:line draw:style-name="gr3" draw:text-style-name="P4" draw:layer="layout" svg:x1="23.247cm" svg:y1="13.91cm" svg:x2="22.383cm" svg:y2="13.648cm">
            <text:p/>
          </draw:line>
          <draw:line draw:style-name="gr3" draw:text-style-name="P4" draw:layer="layout" svg:x1="23.25cm" svg:y1="14.447cm" svg:x2="22.386cm" svg:y2="14.185cm">
            <text:p/>
          </draw:line>
          <draw:line draw:style-name="gr3" draw:text-style-name="P4" draw:layer="layout" svg:x1="23.24cm" svg:y1="13.899cm" svg:x2="22.408cm" svg:y2="14.171cm">
            <text:p/>
          </draw:line>
          <draw:line draw:style-name="gr3" draw:text-style-name="P4" draw:layer="layout" svg:x1="23.21cm" svg:y1="13.37cm" svg:x2="22.378cm" svg:y2="13.642cm">
            <text:p/>
          </draw:line>
          <draw:line draw:style-name="gr3" draw:text-style-name="P4" draw:layer="layout" svg:x1="23.17cm" svg:y1="13.375cm" svg:x2="22.745cm" svg:y2="13.25cm">
            <text:p/>
          </draw:line>
        </draw:g>
        <draw:g>
          <draw:line draw:style-name="gr3" draw:text-style-name="P1" draw:layer="layout" svg:x1="25.566cm" svg:y1="15.578cm" svg:x2="25.263cm" svg:y2="15.493cm">
            <text:p/>
          </draw:line>
          <draw:line draw:style-name="gr3" draw:text-style-name="P1" draw:layer="layout" svg:x1="25.857cm" svg:y1="15.309cm" svg:x2="25.264cm" svg:y2="15.495cm">
            <text:p/>
          </draw:line>
          <draw:line draw:style-name="gr3" draw:text-style-name="P1" draw:layer="layout" svg:x1="25.87cm" svg:y1="14.951cm" svg:x2="25.254cm" svg:y2="14.772cm">
            <text:p/>
          </draw:line>
          <draw:line draw:style-name="gr3" draw:text-style-name="P1" draw:layer="layout" svg:x1="25.872cm" svg:y1="15.318cm" svg:x2="25.256cm" svg:y2="15.139cm">
            <text:p/>
          </draw:line>
          <draw:line draw:style-name="gr3" draw:text-style-name="P1" draw:layer="layout" svg:x1="25.864cm" svg:y1="14.943cm" svg:x2="25.271cm" svg:y2="15.129cm">
            <text:p/>
          </draw:line>
          <draw:line draw:style-name="gr3" draw:text-style-name="P1" draw:layer="layout" svg:x1="25.843cm" svg:y1="14.582cm" svg:x2="25.25cm" svg:y2="14.768cm">
            <text:p/>
          </draw:line>
          <draw:line draw:style-name="gr3" draw:text-style-name="P1" draw:layer="layout" svg:x1="25.815cm" svg:y1="14.585cm" svg:x2="25.512cm" svg:y2="14.5cm">
            <text:p/>
          </draw:line>
        </draw:g>
        <draw:line draw:style-name="gr1" draw:text-style-name="P1" draw:layer="layout" svg:x1="25.5cm" svg:y1="14.5cm" svg:x2="25.5cm" svg:y2="14cm">
          <text:p/>
        </draw:line>
        <draw:frame draw:style-name="gr5" draw:text-style-name="P6" draw:layer="layout" svg:width="1.75cm" svg:height="1.114cm" svg:x="24.1cm" svg:y="14.636cm">
          <draw:text-box>
            <text:p><text:span text:style-name="T5">R</text:span><text:span text:style-name="T6">L</text:span></text:p>
          </draw:text-box>
        </draw:frame>
        <draw:line draw:style-name="gr1" draw:text-style-name="P2" draw:layer="layout" svg:x1="14cm" svg:y1="12.25cm" svg:x2="14cm" svg:y2="13.5cm">
          <text:p/>
        </draw:line>
        <draw:g>
          <draw:line draw:style-name="gr3" draw:text-style-name="P1" draw:layer="layout" svg:x1="14.071cm" svg:y1="15.078cm" svg:x2="13.646cm" svg:y2="14.953cm">
            <text:p/>
          </draw:line>
          <draw:line draw:style-name="gr3" draw:text-style-name="P1" draw:layer="layout" svg:x1="14.479cm" svg:y1="14.684cm" svg:x2="13.647cm" svg:y2="14.956cm">
            <text:p/>
          </draw:line>
          <draw:line draw:style-name="gr3" draw:text-style-name="P1" draw:layer="layout" svg:x1="14.497cm" svg:y1="14.16cm" svg:x2="13.633cm" svg:y2="13.898cm">
            <text:p/>
          </draw:line>
          <draw:line draw:style-name="gr3" draw:text-style-name="P1" draw:layer="layout" svg:x1="14.5cm" svg:y1="14.697cm" svg:x2="13.636cm" svg:y2="14.435cm">
            <text:p/>
          </draw:line>
          <draw:line draw:style-name="gr3" draw:text-style-name="P1" draw:layer="layout" svg:x1="14.49cm" svg:y1="14.149cm" svg:x2="13.658cm" svg:y2="14.421cm">
            <text:p/>
          </draw:line>
          <draw:line draw:style-name="gr3" draw:text-style-name="P1" draw:layer="layout" svg:x1="14.46cm" svg:y1="13.62cm" svg:x2="13.628cm" svg:y2="13.892cm">
            <text:p/>
          </draw:line>
          <draw:line draw:style-name="gr3" draw:text-style-name="P1" draw:layer="layout" svg:x1="14.42cm" svg:y1="13.625cm" svg:x2="13.995cm" svg:y2="13.5cm">
            <text:p/>
          </draw:line>
        </draw:g>
        <draw:line draw:style-name="gr1" draw:text-style-name="P2" draw:layer="layout" svg:x1="14cm" svg:y1="15cm" svg:x2="14cm" svg:y2="16.5cm">
          <text:p/>
        </draw:line>
        <draw:frame draw:style-name="gr5" draw:text-style-name="P5" draw:layer="layout" svg:width="2.75cm" svg:height="1.114cm" svg:x="14.75cm" svg:y="13.886cm">
          <draw:text-box>
            <text:p>R<text:span text:style-name="T3">E</text:span><text:span text:style-name="T4">||C</text:span><text:span text:style-name="T3">b</text:span></text:p>
          </draw:text-box>
        </draw:frame>
        <draw:frame draw:style-name="gr10" draw:text-style-name="P5" draw:layer="layout" svg:width="1.75cm" svg:height="1.084cm" svg:x="25.95cm" svg:y="14.7cm">
          <draw:text-box>
            <text:p text:style-name="P8"><text:span text:style-name="T12">v</text:span><text:span text:style-name="T15">out</text:span></text:p>
          </draw:text-box>
        </draw:frame>
        <draw:frame draw:style-name="gr9" draw:text-style-name="P7" draw:layer="layout" svg:width="0.75cm" svg:height="0.763cm" svg:x="26.05cm" svg:y="15.488cm">
          <draw:text-box>
            <text:p><text:span text:style-name="T11">-</text:span></text:p>
          </draw:text-box>
        </draw:frame>
        <draw:frame draw:style-name="gr9" draw:text-style-name="P7" draw:layer="layout" svg:width="1cm" svg:height="0.763cm" svg:x="25.95cm" svg:y="14.188cm">
          <draw:text-box>
            <text:p><text:span text:style-name="T11">+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EB Garamond 081" svg:font-family="'EB Garamond 08'"/>
    <style:font-face style:name="EB Garamond 08" svg:font-family="'EB Garamond 08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width="0cm" svg:stroke-color="#3465a4" draw:marker-start-width="0.2cm" draw:marker-end-width="0.2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02:18:45.435000000</meta:creation-date>
    <dc:date>2021-05-23T22:17:29.832998579</dc:date>
    <meta:editing-duration>PT17M24S</meta:editing-duration>
    <meta:editing-cycles>4</meta:editing-cycles>
    <meta:generator>LibreOffice/6.4.6.2$Linux_X86_64 LibreOffice_project/40$Build-2</meta:generator>
    <meta:document-statistic meta:object-count="164"/>
  </office:meta>
</office:document-meta>
</file>